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nGraph Compiler Stack Documentation</text:p>
      <text:p text:style-name="Text_20_body">release</text:p>
      <text:p text:style-name="Text_20_body">nGraph Compiler stack documentation for version .</text:p>
      <text:p text:style-name="Text_20_body">(development or daily)</text:p>
      <text:p text:style-name="Text_20_body">nGraph Compiler stack documentation for the master tree under development (version ).</text:p>
      <text:p text:style-name="Text_20_body">introduction.rst</text:p>
      <text:p text:style-name="Text_20_body">frameworks/overview.rst frameworks/tensorflow_connect.rst frameworks/onnx_integ.rst frameworks/paddle_integ.rst</text:p>
      <text:p text:style-name="Text_20_body">core/overview.rst buildlb.rst core/constructing-graphs/index.rst core/passes/passes.rst core/fusion/index.rst nGraph Core Ops &lt;ops/index.rst&gt; provenance/index.rst core/quantization.rst dynamic/index.rst</text:p>
      <text:p text:style-name="Text_20_body">Basic Concepts &lt;backends/index.rst&gt; Adding New Backends &lt;backends/cpp-api.rst&gt;</text:p>
      <text:p text:style-name="Text_20_body">training/index.rst training/qat.rst</text:p>
      <text:p text:style-name="Text_20_body">frameworks/validated/list.rst</text:p>
      <text:p text:style-name="Text_20_body">inspection/debug_core.rst inspection/debug_tf.rst inspection/debug_onnx.rst inspection/debug_paddle.rst inspection/viz_tools.rst inspection/profiling.rst</text:p>
      <text:p text:style-name="Text_20_body">project/contribution-guide.rst glossary.rst</text:p>
      <text:p text:style-name="Text_20_body">project/release-notes.rst project/index.rst project/extras/index.rst</text:p>
      <text:p text:style-name="Text_20_body">html</text:p>
      <text:h text:style-name="Heading_20_1" text:outline-level="1">Indices and tables</text:h>
      <text:list text:style-name="L1">
        <text:list-item>
          <text:p text:style-name="P2">search</text:p>
        </text:list-item>
        <text:list-item>
          <text:p text:style-name="P2">geninde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raph Compiler Stack Documentation</dc:title>
  </office:meta>
</office:document-meta>
</file>